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129.68mm"/>
    </style:style>
    <style:style style:name="co13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Malaisia</text:p>
          </table:table-cell>
          <table:table-cell office:value-type="string" calcext:value-type="string">
            <text:p>+8h</text:p>
          </table:table-cell>
          <table:table-cell office:value-type="string" calcext:value-type="string">
            <text:p>Suggestion 2pm UTC</text:p>
          </table:table-cell>
        </table:table-row>
        <table:table-row table:style-name="ro1">
          <table:table-cell office:value-type="string" calcext:value-type="string">
            <text:p>Eluid Rojas</text:p>
          </table:table-cell>
          <table:table-cell office:value-type="string" calcext:value-type="string">
            <text:p>Maxico</text:p>
          </table:table-cell>
          <table:table-cell office:value-type="string" calcext:value-type="string">
            <text:p>-7h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 2<text:span text:style-name="T1">nd</text:span> 4pm UTC</text:p>
          </table:table-cell>
          <table:table-cell office:value-type="string" calcext:value-type="string">
            <text:p><text:s/>/ Gopinath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hesh Parmar </text:p>
          </table:table-cell>
          <table:table-cell office:value-type="string" calcext:value-type="string">
            <text:p>is looking into the docu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nard Pacho meeting a day 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team call is at 3pm UTC Tue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March 9th 3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table:style-name="ce4" office:value-type="string" calcext:value-type="string">
            <text:p>menu</text:p>
          </table:table-cell>
          <table:table-cell table:style-name="ce4"/>
          <table:table-cell table:style-name="ce4" office:value-type="string" calcext:value-type="string">
            <text:p>generate uuid, when reading menu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ight mouse button menu for editing tree items in tree view</text:p>
          </table:table-cell>
          <table:table-cell table:style-name="ce5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Names instead of xml tag names should be displayed in the GUI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UUID auto generation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n reading the tree the uuids need to be read and stored in a mashmap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ports (layout for the tables and the document template)</text:p>
          </table:table-cell>
          <table:table-cell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ing Guidelines</text:p>
          </table:table-cell>
          <table:table-cell/>
          <table:table-cell office:value-type="string" calcext:value-type="string">
            <text:p>Greg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3:23:26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3-06T16:18:21.754000000</dc:date>
    <meta:editing-duration>P16DT14H12M20S</meta:editing-duration>
    <meta:editing-cycles>59</meta:editing-cycles>
    <meta:generator>LibreOffice/6.3.0.4$Windows_X86_64 LibreOffice_project/057fc023c990d676a43019934386b85b21a9ee99</meta:generator>
    <meta:document-statistic meta:table-count="5" meta:cell-count="125" meta:object-count="0"/>
  </office:meta>
</office:document-meta>
</file>